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officeooo:rsid="00087194" officeooo:paragraph-rsid="001ab841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style:text-underline-style="none" fo:font-weight="normal" officeooo:rsid="00087194" officeooo:paragraph-rsid="002821d7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087194" officeooo:paragraph-rsid="002a1e98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087194" officeooo:paragraph-rsid="002adefb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7fd77" officeooo:paragraph-rsid="001ab841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223028" officeooo:paragraph-rsid="0024752d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24752d" officeooo:paragraph-rsid="0024752d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2a1e98" officeooo:paragraph-rsid="002a1e9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bold" officeooo:rsid="0007fd77" officeooo:paragraph-rsid="001ab841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bold" officeooo:rsid="00087194" officeooo:paragraph-rsid="001ab841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07fd77" officeooo:paragraph-rsid="001ab841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4pt" style:font-weight-asian="normal" style:font-weight-complex="normal"/>
    </style:style>
    <style:style style:name="T3" style:family="text">
      <style:text-properties style:font-name="Liberation Serif" fo:font-weight="normal" style:font-size-asian="14pt" style:font-weight-asian="normal" style:font-weight-complex="normal"/>
    </style:style>
    <style:style style:name="T4" style:family="text">
      <style:text-properties style:font-name="Liberation Serif" fo:font-style="normal" fo:font-weight="normal" officeooo:rsid="00210722" style:font-size-asian="14pt" style:font-style-asian="normal" style:font-weight-asian="normal" style:font-style-complex="normal" style:font-weight-complex="normal"/>
    </style:style>
    <style:style style:name="T5" style:family="text">
      <style:text-properties officeooo:rsid="001ab841"/>
    </style:style>
    <style:style style:name="T6" style:family="text">
      <style:text-properties officeooo:rsid="001c68eb"/>
    </style:style>
    <style:style style:name="T7" style:family="text">
      <style:text-properties officeooo:rsid="001dc96b"/>
    </style:style>
    <style:style style:name="T8" style:family="text">
      <style:text-properties officeooo:rsid="002394c6"/>
    </style:style>
    <style:style style:name="T9" style:family="text">
      <style:text-properties officeooo:rsid="00087194"/>
    </style:style>
    <style:style style:name="T10" style:family="text">
      <style:text-properties officeooo:rsid="0024752d"/>
    </style:style>
    <style:style style:name="T11" style:family="text">
      <style:text-properties officeooo:rsid="00247963"/>
    </style:style>
    <style:style style:name="T12" style:family="text">
      <style:text-properties officeooo:rsid="00265923"/>
    </style:style>
    <style:style style:name="T13" style:family="text">
      <style:text-properties officeooo:rsid="002821d7"/>
    </style:style>
    <style:style style:name="T14" style:family="text">
      <style:text-properties officeooo:rsid="002a1e98"/>
    </style:style>
    <style:style style:name="T15" style:family="text">
      <style:text-properties officeooo:rsid="002adefb"/>
    </style:style>
    <style:style style:name="T16" style:family="text">
      <style:text-properties officeooo:rsid="002bd2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SULTAS EN SQL:</text:p>
      <text:p text:style-name="P11"/>
      <text:p text:style-name="P9">1. Dado un título, ¿Cuántas ediciones tiene? ¿En cuántos idiomas?</text:p>
      <text:p text:style-name="P9"/>
      <text:p text:style-name="P5"><text:tab/><text:tab/>SELECT<text:tab/>COUNT("ISBN")</text:p>
      <text:p text:style-name="P5"><text:tab/><text:tab/>FROM<text:tab/>"Edicion"</text:p>
      <text:p text:style-name="P5"><text:tab/><text:tab/>WHERE<text:tab/>"Titulo_vo"='Game of thrones'</text:p>
      <text:p text:style-name="P5"/>
      <text:p text:style-name="P5"><text:tab/><text:tab/>SELECT COUNT(P.idiom)</text:p>
      <text:p text:style-name="P5"><text:tab/><text:tab/>FROM (SELECT DISTINCT "Idioma" as idiom</text:p>
      <text:p text:style-name="P5"><text:s text:c="6"/><text:tab/> <text:s text:c="4"/><text:tab/> <text:tab/> <text:s text:c="3"/>FROM<text:tab/>"Edicion"</text:p>
      <text:p text:style-name="P5"><text:s text:c="14"/><text:tab/><text:tab/> <text:s text:c="3"/>WHERE <text:s text:c="4"/>"Titulo_vo"='Tokio blues') as P</text:p>
      <text:p text:style-name="P10"/>
      <text:p text:style-name="P10"/>
      <text:p text:style-name="P10">2. ¿Cuántos libros se han vendido de un autor dado?</text:p>
      <text:p text:style-name="P9"/>
      <text:p text:style-name="P1"><text:tab/><text:tab/>SELECT<text:tab/>COUNT(V."<text:span text:style-name="T16">i</text:span>d_<text:span text:style-name="T16">v</text:span>enta")</text:p>
      <text:p text:style-name="P1"><text:tab/><text:tab/>FROM<text:tab/>"Escrito_<text:span text:style-name="T5">p</text:span>or" as S, "Vendido" as V</text:p>
      <text:p text:style-name="P1"><text:tab/><text:tab/>WHERE <text:s text:c="2"/>S."Autor_id"='1' AND V."ISBN"=S."ISBN" </text:p>
      <text:p text:style-name="P1"/>
      <text:p text:style-name="P1"/>
      <text:p text:style-name="P10">3. ¿Cuántos libros de un autor dado se han vendido en oferta?</text:p>
      <text:p text:style-name="P1"/>
      <text:p text:style-name="P1"/>
      <text:p text:style-name="P1"><text:tab/>SELECT COUNT(P."idv")</text:p>
      <text:p text:style-name="P1"><text:tab/>FROM<text:tab/>(SELECT<text:tab/>VD."<text:span text:style-name="T7">i</text:span>d_<text:span text:style-name="T7">v</text:span>enta" as idv, V."Fecha" as date</text:p>
      <text:p text:style-name="P1"><text:tab/><text:tab/><text:tab/>FROM<text:tab/>"Escrito_<text:span text:style-name="T6">p</text:span>or" as EP ,"Vendido" as VD, "Ventas" as V</text:p>
      <text:p text:style-name="P1"><text:tab/><text:tab/><text:tab/>WHERE<text:tab/>EP."Autor_id"='1' AND <text:s/>EP."ISBN"=VD."ISBN" AND <text:tab/><text:tab/><text:tab/><text:tab/><text:tab/><text:tab/>VD."<text:span text:style-name="T7">i</text:span>d_<text:span text:style-name="T7">v</text:span>enta"=V."<text:span text:style-name="T7">id_venta</text:span>") as P,</text:p>
      <text:p text:style-name="P1"><text:tab/><text:tab/><text:tab/>"Vendido" as V, "Ofertas" as O</text:p>
      <text:p text:style-name="P1"><text:tab/>WHERE <text:tab/>P."idv"=V."<text:span text:style-name="T7">i</text:span>d_<text:span text:style-name="T7">v</text:span>enta" AND V."ISBN"=O."ISBN" AND <text:tab/><text:tab/><text:tab/><text:tab/><text:tab/><text:tab/>P."date"&lt;=O."Fin" AND O."Inicio"&lt;=P."date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4. ¿Cuánto dinero se ha ganado vendiendo libros de un editor dado?</text:p>
      <text:p text:style-name="P1"><text:tab/></text:p>
      <text:p text:style-name="P7">SELECT <text:s/>SUM(L.<text:span text:style-name="T8">"</text:span>pp<text:span text:style-name="T8">"</text:span>)-SUM(L.<text:span text:style-name="T8">"</text:span>cc<text:span text:style-name="T8">"</text:span>)</text:p>
      <text:p text:style-name="P6"><text:span text:style-name="T12">FROM</text:span><text:tab/><text:span text:style-name="T10">(</text:span>SELECT <text:s/><text:span text:style-name="T8">ED."Precio" as pp, ED."Costos" as cc</text:span></text:p>
      <text:p text:style-name="P6"><text:tab/><text:tab/>FROM <text:span text:style-name="T8">"Edicion" as ED, "Vendido" as VD</text:span></text:p>
      <text:p text:style-name="P7"><text:tab/><text:tab/>WHERE ED.<text:span text:style-name="T8">"</text:span>Editor<text:span text:style-name="T8">"</text:span>=<text:span text:style-name="T9">'</text:span>Anaya<text:span text:style-name="T9">' </text:span>AND ED.<text:span text:style-name="T8">"</text:span>ISBN<text:span text:style-name="T8">"</text:span>=VD.<text:span text:style-name="T8">"</text:span>ISBN<text:span text:style-name="T8">"</text:span>) <text:span text:style-name="T11">AS</text:span> L</text:p>
      <text:p text:style-name="P1"/>
      <text:p text:style-name="P1"/>
      <text:p text:style-name="P10">5. ¿Cuántos libros han comprado los usuarios fidelizados?</text:p>
      <text:p text:style-name="P1"/>
      <text:p text:style-name="P1"><text:tab/><text:span text:style-name="T13">SELECT<text:tab/>COUNT(*)</text:span></text:p>
      <text:p text:style-name="P2"><text:tab/><text:span text:style-name="T13">FROM<text:tab/>"Ventas" as V, "Vendido" as VD</text:span></text:p>
      <text:p text:style-name="P2"><text:tab/><text:span text:style-name="T13">WHERE<text:tab/>V."DNI" IS NOT NULL AND VD."id_venta"=V."id_venta"</text:span></text:p>
      <text:p text:style-name="P1"/>
      <text:p text:style-name="P10">6. ¿Cuántos usuarios fidelizados han comprado libros en inglés?</text:p>
      <text:p text:style-name="P1"/>
      <text:p text:style-name="P1"><text:tab/>SELECT COUNT(P."d") </text:p>
      <text:p text:style-name="P1"><text:tab/>FROM<text:tab/>(SELECT<text:tab/>DISTINCT "DNI" as d</text:p>
      <text:p text:style-name="P1"><text:tab/><text:tab/><text:tab/>FROM <text:tab/>"Ventas" as V, "Vendido" as N, "Edicion" as E</text:p>
      <text:p text:style-name="P1"><text:tab/><text:tab/><text:tab/>WHERE <text:tab/>V."DNI" IS NOT NULL AND <text:s/>E."Idioma"='Ingles'</text:p>
      <text:p text:style-name="P3"><text:tab/><text:tab/><text:tab/><text:tab/><text:tab/>AND V."<text:span text:style-name="T14">id_venta</text:span>"=N."<text:span text:style-name="T14">id_venta</text:span>" </text:p>
      <text:p text:style-name="P1"><text:tab/><text:tab/><text:tab/><text:tab/><text:tab/>AND N."ISBN"=E."ISBN") as P</text:p>
      <text:p text:style-name="P1"/>
      <text:p text:style-name="P1"/>
      <text:p text:style-name="P1"/>
      <text:p text:style-name="P1"/>
      <text:p text:style-name="P8"/>
      <text:p text:style-name="P8">EL <text:s/>resultado en nuestra base de datos en ingles es 0 pero si probamos con otro idioma como el español vemos que da el resultado correcto (3)</text:p>
      <text:p text:style-name="P1"/>
      <text:p text:style-name="P1"/>
      <text:p text:style-name="P1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7. ¿Cuánto dinero se ha ganado vendiendo libros en Francés?</text:p>
      <text:p text:style-name="P10"/>
      <text:p text:style-name="P10"><text:tab/><text:span text:style-name="T1">Como en nuestra base de datos no</text:span><text:span text:style-name="T2">s tenemos libros en <text:s/>francés probamos la misma pregunta pero con libros en Ingl</text:span><text:span text:style-name="T3">é</text:span><text:span text:style-name="T2">s y Espa</text:span><text:span text:style-name="Emphasis"><text:span text:style-name="T4">ñ</text:span></text:span><text:span text:style-name="T2">ol. El funcionamiento es equivalente para el frances.</text:span></text:p>
      <text:p text:style-name="P1"><text:tab/></text:p>
      <text:p text:style-name="P1"/>
      <text:p text:style-name="P3"><text:tab/><text:span text:style-name="T14">SELECT <text:tab/><text:tab/>SUM(Ed.</text:span>"<text:span text:style-name="T14">Precio</text:span>"<text:span text:style-name="T14">)-SUM(Ed.</text:span>"<text:span text:style-name="T14">Costos</text:span>"<text:span text:style-name="T14">)</text:span></text:p>
      <text:p text:style-name="P3"><text:tab/><text:span text:style-name="T14">FROM<text:tab/><text:tab/></text:span>"<text:span text:style-name="T14">Edicion</text:span>" <text:span text:style-name="T14">as Ed, </text:span>"<text:span text:style-name="T14">Vendido</text:span>" <text:span text:style-name="T14">as Vd</text:span></text:p>
      <text:p text:style-name="P3"><text:tab/><text:span text:style-name="T14">WHERE <text:tab/><text:tab/>Ed.</text:span>"<text:span text:style-name="T14">ISBN</text:span>"<text:span text:style-name="T14">=Vd.</text:span>"<text:span text:style-name="T14">ISBN</text:span>" <text:s/><text:span text:style-name="T14">AND Ed.</text:span>"<text:span text:style-name="T14">Idioma</text:span>"<text:span text:style-name="T14">=</text:span>'Espanol'</text:p>
      <text:p text:style-name="P3"><text:tab/><text:span text:style-name="T14">GROUP BY<text:tab/><text:tab/>Ed.</text:span>"<text:span text:style-name="T14">Idioma</text:span>"</text:p>
      <text:p text:style-name="P10"/>
      <text:p text:style-name="P10">8. ¿En que días hubo ofertas de libros de la editorial Adelpi?</text:p>
      <text:p text:style-name="P10"><text:s/></text:p>
      <text:p text:style-name="P10"><text:tab/><text:span text:style-name="T1">Como en nuestra base de datos no tenemos incluida la editorial Adelpi probamos la consulta con las editoriales SM, Planeta, Anaya, Edebe.</text:span></text:p>
      <text:p text:style-name="P1"/>
      <text:p text:style-name="P1"><text:tab/>SELECT <text:tab/>O."Inicio", O."Fin"</text:p>
      <text:p text:style-name="P1"><text:tab/>FROM <text:tab/>"Edicion" as E, "Ofertas" as O</text:p>
      <text:p text:style-name="P1"><text:tab/>WHERE<text:tab/>E."Editor"='SM' AND O."ISBN"=E."ISBN"</text:p>
      <text:p text:style-name="P1"/>
      <text:p text:style-name="P1"/>
      <text:p text:style-name="P10">9. ¿Qué usuarios fidelizados no han comprado nunca libros de bolsillo?</text:p>
      <text:p text:style-name="P10"/>
      <text:p text:style-name="P10"><text:tab/><text:span text:style-name="T1">Como en nuestra base de datos no tenemos libros de bolsillo (aunque se</text:span><text:span text:style-name="T2"> podr</text:span><text:span text:style-name="T3">í</text:span><text:span text:style-name="T2">an</text:span><text:span text:style-name="T1"> agregar en el atributo tipo de Edicion) probamos la misma consultas con tipo ‘Blanda’ y tipo ‘Dura’.</text:span></text:p>
      <text:p text:style-name="P1"/>
      <text:p text:style-name="P1"><text:tab/>(SELECT <text:tab/>F."D<text:span text:style-name="T15">ni</text:span>"</text:p>
      <text:p text:style-name="P1"><text:tab/>FROM <text:tab/>"Fidelizado" as F)</text:p>
      <text:p text:style-name="P1"><text:tab/>EXCEPT</text:p>
      <text:p text:style-name="P1"><text:tab/>(SELECT<text:tab/> V."DNI"</text:p>
      <text:p text:style-name="P1"><text:tab/>FROM <text:tab/>"Ventas" as V, "Vendido" as VD, "Edicion" as E</text:p>
      <text:p text:style-name="P4"><text:tab/>WHERE<text:tab/> V."<text:span text:style-name="T15">id_venta</text:span>" =VD."<text:span text:style-name="T15">id_venta</text:span>"</text:p>
      <text:p text:style-name="P1"><text:tab/> <text:s text:c="5"/><text:tab/><text:tab/>AND VD."ISBN"=E."ISBN" AND E."Tipo"='Blanda'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6:13:52.290302708</meta:creation-date>
    <dc:date>2016-11-21T17:15:32.469297316</dc:date>
    <meta:editing-duration>PT9M28S</meta:editing-duration>
    <meta:editing-cycles>2</meta:editing-cycles>
    <meta:generator>LibreOffice/4.4.4.3$Linux_X86_64 LibreOffice_project/40m0$Build-3</meta:generator>
    <dc:creator>Andres Pena</dc:creator>
    <meta:document-statistic meta:table-count="0" meta:image-count="0" meta:object-count="0" meta:page-count="3" meta:paragraph-count="60" meta:word-count="410" meta:character-count="2915" meta:non-whitespace-character-count="2398"/>
  </office:meta>
</office:document-meta>
</file>